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67fb" officeooo:paragraph-rsid="001167f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ort MySQLdb</text:p>
      <text:p text:style-name="P1">from Tkinter import *</text:p>
      <text:p text:style-name="P1"/>
      <text:p text:style-name="P1">db=MySQLdb.connect("localhost","root","shubhamroot","student_db")</text:p>
      <text:p text:style-name="P1">cursor=db.cursor()</text:p>
      <text:p text:style-name="P1"/>
      <text:p text:style-name="P1">root = Tk()</text:p>
      <text:p text:style-name="P1"/>
      <text:p text:style-name="P1">image1=PhotoImage(file="/home/shubhamlondhe/Documents/img1.gif")</text:p>
      <text:p text:style-name="P1">panel=Label(root,image=image1,bg="white").place(x=0,y=0,relwidth=0.9,relheight=0.9)</text:p>
      <text:p text:style-name="P1"/>
      <text:p text:style-name="P1">root.title("Student Management System")</text:p>
      <text:p text:style-name="P1">root.geometry("800x680")</text:p>
      <text:p text:style-name="P1">root.configure(background ='white')</text:p>
      <text:p text:style-name="P1">l3=Label(root,text="STUDENT MANAGEMENT SYSTEM",bg='white',fg="#FF6600",font = "Helvetica 20 bold").pack(fill=X)</text:p>
      <text:p text:style-name="P1">b2=Button(root,text="Exit",bg='white',font="Helvetica 12 bold",command=lambda : stop(root)).place(x=740,y=640)</text:p>
      <text:p text:style-name="P1"/>
      <text:p text:style-name="P1">cng_list = []</text:p>
      <text:p text:style-name="P1">topper_list = []</text:p>
      <text:p text:style-name="P1">student_list = []</text:p>
      <text:p text:style-name="P1">student_1 = []</text:p>
      <text:p text:style-name="P1">prn1=0</text:p>
      <text:p text:style-name="P1">var=StringVar()</text:p>
      <text:p text:style-name="P1">var.set("")</text:p>
      <text:p text:style-name="P1">def calculate():</text:p>
      <text:p text:style-name="P1"><text:s text:c="4"/>global ds, os, mt, m3, se, jv , gp , per</text:p>
      <text:p text:style-name="P1"><text:s text:c="4"/>per = ((ds + os + mt + m3 + se + jv) / 600.0)*100</text:p>
      <text:p text:style-name="P1"><text:s text:c="4"/>gp = per/25</text:p>
      <text:p text:style-name="P1"/>
      <text:p text:style-name="P1"/>
      <text:p text:style-name="P1">def getData():</text:p>
      <text:p text:style-name="P1"><text:s text:c="4"/>global ds, os, mt, m3, se, jv ,name ,prn , gp</text:p>
      <text:p text:style-name="P1"><text:s text:c="4"/>global var</text:p>
      <text:p text:style-name="P1"><text:s text:c="4"/>var.set("")</text:p>
      <text:p text:style-name="P1"><text:s text:c="4"/>root=Toplevel()</text:p>
      <text:p text:style-name="P1"><text:s text:c="4"/>img1=PhotoImage(file="/home/shubhamlondhe/Documents/img2.gif")</text:p>
      <text:p text:style-name="P1"><text:s text:c="4"/>panel=Label(root,image=img1,bg="white").place(x=0,y=0,relwidth=1,relheight=1)</text:p>
      <text:p text:style-name="P1"><text:s text:c="4"/>root.geometry("1000x680")</text:p>
      <text:p text:style-name="P1"><text:s text:c="4"/>root.configure(background='#FFFFF0')</text:p>
      <text:p text:style-name="P1"><text:s text:c="4"/>l3=Label(root,text="STUDENT DETAILS ENTRY",bg='white',fg='#FF6600',font = "Helvetica 15 bold").pack(fill=X)</text:p>
      <text:p text:style-name="P1"><text:s text:c="4"/>name = Label(root,text = "Enter name",bg='white',font="Helvetica 12").place(x=40,y=40)</text:p>
      <text:p text:style-name="P1"><text:s text:c="4"/>n1=Entry(root)</text:p>
      <text:p text:style-name="P1"><text:s text:c="4"/>n1.place(x=220,y=40)</text:p>
      <text:p text:style-name="P1"><text:s text:c="4"/>prn = Label(root,text = "Enter prn",bg='white',font="Helvetica 12").place(x=40,y=80)</text:p>
      <text:p text:style-name="P1"><text:s text:c="4"/>p1 =Entry(root)</text:p>
      <text:p text:style-name="P1"><text:s text:c="4"/>p1.place(x=220,y=80)</text:p>
      <text:p text:style-name="P1"><text:s text:c="4"/>branch = Label(root,text = "Enter branch",bg='white',font="Helvetica 12").place(x=40,y=120)</text:p>
      <text:p text:style-name="P1"><text:s text:c="4"/>br1 =Entry(root)</text:p>
      <text:p text:style-name="P1"><text:s text:c="4"/>br1.place(x=220,y=120)</text:p>
      <text:p text:style-name="P1"><text:soft-page-break/><text:s text:c="4"/>attend = Label(root,text = "Enter attendance",bg='white',font="Helvetica 12").place(x=40,y=160)</text:p>
      <text:p text:style-name="P1"><text:s text:c="4"/>at1 =Entry(root)</text:p>
      <text:p text:style-name="P1"><text:s text:c="4"/>at1.place(x=220,y=160)</text:p>
      <text:p text:style-name="P1"><text:s text:c="4"/>ds = Label(root,text ="Enter the marks in DS",bg='white',font="Helvetica 12").place(x=40,y=200)</text:p>
      <text:p text:style-name="P1"><text:s text:c="4"/>ds1 =Entry(root)</text:p>
      <text:p text:style-name="P1"><text:s text:c="4"/>ds1.place(x=220,y=200)</text:p>
      <text:p text:style-name="P1"><text:s text:c="4"/>os = Label(root,text ="Enter the marks in OS",bg='white',font="Helvetica 12").place(x=40,y=240)</text:p>
      <text:p text:style-name="P1"><text:s text:c="4"/>os1 =Entry(root)</text:p>
      <text:p text:style-name="P1"><text:s text:c="4"/>os1.place(x=220,y=240)</text:p>
      <text:p text:style-name="P1"><text:s text:c="4"/>se = Label(root,text ="Enter the marks in SE",bg='white',font="Helvetica 12").place(x=40,y=280)</text:p>
      <text:p text:style-name="P1"><text:s text:c="4"/>se1 =Entry(root)</text:p>
      <text:p text:style-name="P1"><text:s text:c="4"/>se1.place(x=220,y=280)</text:p>
      <text:p text:style-name="P1"><text:s text:c="4"/>m3 = Label(root,text ="Enter the marks in EM3",bg='white',font="Helvetica 12").place(x=40,y=320)</text:p>
      <text:p text:style-name="P1"><text:s text:c="4"/>m31 =Entry(root)</text:p>
      <text:p text:style-name="P1"><text:s text:c="4"/>m31.place(x=220,y=320)</text:p>
      <text:p text:style-name="P1"><text:s text:c="4"/>mt = Label(root,text ="Enter the marks in MT",bg='white',font="Helvetica 12").place(x=40,y=360)</text:p>
      <text:p text:style-name="P1"><text:s text:c="4"/>mt1 =Entry(root)</text:p>
      <text:p text:style-name="P1"><text:s text:c="4"/>mt1.place(x=220,y=360)</text:p>
      <text:p text:style-name="P1"><text:s text:c="4"/>jv = Label(root,text ="Enter the marks in JWT",bg='white',font="Helvetica 12").place(x=40,y=400)</text:p>
      <text:p text:style-name="P1"><text:s text:c="4"/>jv1=Entry(root)</text:p>
      <text:p text:style-name="P1"><text:s text:c="4"/>jv1.place(x=220,y=400)</text:p>
      <text:p text:style-name="P1"><text:s text:c="4"/>submit = Button(root,text="SUBMIT",bg='white',font="Helvetica 12 bold", command = lambda: initialize(ds1.get(),os1.get(),mt1.get(),m31.get(),se1.get(),jv1.get(),n1.get(),p1.get(),br1.get(),at1.get()))</text:p>
      <text:p text:style-name="P1"><text:s text:c="4"/>submit.place(x=180,y=440)</text:p>
      <text:p text:style-name="P1"><text:s text:c="4"/>b2=Button(root,text="Back",bg='white',font="Helvetica 12 bold", command=lambda : stop(root)).place(x=900,y=620)</text:p>
      <text:p text:style-name="P1"><text:s text:c="4"/>label_signed=Label(root,textvariable=var,bg='white',fg="#FF6600",font="Helvetica 14 ").place(x=110,y=500)</text:p>
      <text:p text:style-name="P1"><text:s text:c="4"/>root.mainloop()</text:p>
      <text:p text:style-name="P1"/>
      <text:p text:style-name="P1">def initialize(ds1, os1, mt1, m31, se1, jv1, n1, p1, br1, at1):</text:p>
      <text:p text:style-name="P1"><text:s text:c="4"/>global ds, os, mt, m3, se, jv , gp , per</text:p>
      <text:p text:style-name="P1"><text:s text:c="4"/>global var</text:p>
      <text:p text:style-name="P1"><text:s text:c="4"/>ds=int(ds1)</text:p>
      <text:p text:style-name="P1"><text:s text:c="4"/>os=int(os1)</text:p>
      <text:p text:style-name="P1"><text:s text:c="4"/>se=int(se1)</text:p>
      <text:p text:style-name="P1"><text:s text:c="4"/>mt=int(mt1)</text:p>
      <text:p text:style-name="P1"><text:s text:c="4"/>m3=int(m31)</text:p>
      <text:p text:style-name="P1"><text:s text:c="4"/>jv=int(jv1)</text:p>
      <text:p text:style-name="P1"><text:s text:c="4"/>calculate()</text:p>
      <text:p text:style-name="P1"><text:s text:c="4"/>insertStudent(n1,p1,br1,at1)</text:p>
      <text:p text:style-name="P1"><text:s text:c="4"/>var.set("DETAILS INSERTED SUCCESSFULLY")</text:p>
      <text:p text:style-name="P1"/>
      <text:p text:style-name="P1"/>
      <text:p text:style-name="P1"/>
      <text:p text:style-name="P1"><text:soft-page-break/>def insertStudent(name,prn,branch,attendence):</text:p>
      <text:p text:style-name="P1"><text:s text:c="4"/>global cursor, db,gp</text:p>
      <text:p text:style-name="P1"/>
      <text:p text:style-name="P1"><text:s text:c="4"/>insert="INSERT INTO details(name, prn, branch, gpa, attendance) VALUES(%s, %s, %s, %s, %s )"</text:p>
      <text:p text:style-name="P1"><text:s text:c="4"/>try:</text:p>
      <text:p text:style-name="P1"><text:s text:c="8"/>cursor.execute(insert, (name, prn, branch,gp,attendence))</text:p>
      <text:p text:style-name="P1"><text:s text:c="8"/>db.commit()</text:p>
      <text:p text:style-name="P1"><text:s text:c="4"/>except:</text:p>
      <text:p text:style-name="P1"><text:s text:c="8"/>db.rollback()</text:p>
      <text:p text:style-name="P1"/>
      <text:p text:style-name="P1"/>
      <text:p text:style-name="P1"/>
      <text:p text:style-name="P1">def retrieveCNG():</text:p>
      <text:p text:style-name="P1"><text:s text:c="4"/>global cng_list</text:p>
      <text:p text:style-name="P1"><text:s text:c="4"/>attend=75</text:p>
      <text:p text:style-name="P1"><text:s text:c="4"/>getDefaulters="SELECT * FROM details"</text:p>
      <text:p text:style-name="P1"><text:s text:c="4"/>try:</text:p>
      <text:p text:style-name="P1"><text:s text:c="8"/>cursor.execute(getDefaulters)</text:p>
      <text:p text:style-name="P1"><text:s text:c="8"/>rows=cursor.fetchall()</text:p>
      <text:p text:style-name="P1"><text:s text:c="8"/>for row in rows:</text:p>
      <text:p text:style-name="P1"><text:s text:c="12"/>if row[4] &lt; 75 :</text:p>
      <text:p text:style-name="P1"><text:s text:c="16"/>cng_list.append(row)</text:p>
      <text:p text:style-name="P1"/>
      <text:p text:style-name="P1"><text:s text:c="8"/>db.commit()</text:p>
      <text:p text:style-name="P1"><text:s text:c="4"/>except:</text:p>
      <text:p text:style-name="P1"><text:s text:c="8"/>print "Error: unable to fetch data"</text:p>
      <text:p text:style-name="P1"/>
      <text:p text:style-name="P1">def retrieveDist():</text:p>
      <text:p text:style-name="P1"><text:s text:c="4"/>global topper_list</text:p>
      <text:p text:style-name="P1"/>
      <text:p text:style-name="P1"><text:s text:c="4"/>getToppers="SELECT * FROM details"</text:p>
      <text:p text:style-name="P1"><text:s text:c="4"/>try:</text:p>
      <text:p text:style-name="P1"><text:s text:c="8"/>cursor.execute(getToppers)</text:p>
      <text:p text:style-name="P1"><text:s text:c="8"/>rows=cursor.fetchall()</text:p>
      <text:p text:style-name="P1"><text:s text:c="8"/>for row in rows:</text:p>
      <text:p text:style-name="P1"><text:s text:c="12"/>if row[3] &gt; 3.5:</text:p>
      <text:p text:style-name="P1"><text:s text:c="16"/>topper_list.append(row)</text:p>
      <text:p text:style-name="P1"/>
      <text:p text:style-name="P1"><text:s text:c="8"/>db.commit()</text:p>
      <text:p text:style-name="P1"><text:s text:c="4"/>except:</text:p>
      <text:p text:style-name="P1"><text:s text:c="8"/>print "Error: unable to fetch data"</text:p>
      <text:p text:style-name="P1"/>
      <text:p text:style-name="P1">def retrieveSDB():</text:p>
      <text:p text:style-name="P1"><text:s text:c="4"/>global student_list</text:p>
      <text:p text:style-name="P1"/>
      <text:p text:style-name="P1"><text:s text:c="4"/>getStudents="SELECT * FROM details"</text:p>
      <text:p text:style-name="P1"><text:s text:c="4"/>try:</text:p>
      <text:p text:style-name="P1"><text:s text:c="8"/>cursor.execute(getStudents)</text:p>
      <text:p text:style-name="P1"><text:s text:c="8"/>rows=cursor.fetchall()</text:p>
      <text:p text:style-name="P1"><text:s text:c="8"/>for row in rows:</text:p>
      <text:p text:style-name="P1"><text:s text:c="12"/>if row[3] &gt; 0:</text:p>
      <text:p text:style-name="P1"><text:soft-page-break/><text:s text:c="16"/>student_list.append(row)</text:p>
      <text:p text:style-name="P1"/>
      <text:p text:style-name="P1"><text:s text:c="8"/>db.commit()</text:p>
      <text:p text:style-name="P1"><text:s text:c="4"/>except:</text:p>
      <text:p text:style-name="P1"><text:s text:c="8"/>print "Error: unable to fetch data"</text:p>
      <text:p text:style-name="P1"/>
      <text:p text:style-name="P1"/>
      <text:p text:style-name="P1">def searchStud(prn1):</text:p>
      <text:p text:style-name="P1"><text:s text:c="4"/>global student_1</text:p>
      <text:p text:style-name="P1"><text:s text:c="4"/>sq="select * from details where prn = "+prn1</text:p>
      <text:p text:style-name="P1"><text:s text:c="4"/>try:</text:p>
      <text:p text:style-name="P1"><text:s text:c="8"/>cursor.execute(sq)</text:p>
      <text:p text:style-name="P1"><text:s text:c="8"/>rows=cursor.fetchall()</text:p>
      <text:p text:style-name="P1"><text:s text:c="8"/>for row in rows:</text:p>
      <text:p text:style-name="P1"><text:s text:c="16"/>student_1.append(row)</text:p>
      <text:p text:style-name="P1"/>
      <text:p text:style-name="P1"><text:s text:c="8"/>db.commit()</text:p>
      <text:p text:style-name="P1"><text:s text:c="4"/>except:</text:p>
      <text:p text:style-name="P1"><text:s text:c="8"/>print "Error: unable to fetch data"</text:p>
      <text:p text:style-name="P1"/>
      <text:p text:style-name="P1">def grid1():</text:p>
      <text:p text:style-name="P1"><text:s text:c="4"/>global topper_list</text:p>
      <text:p text:style-name="P1"><text:s text:c="4"/>root=Toplevel()</text:p>
      <text:p text:style-name="P1"><text:s text:c="4"/>image1=PhotoImage(file="/home/shubhamlondhe/Documents/img3.gif")</text:p>
      <text:p text:style-name="P1"><text:s text:c="4"/>panel=Label(root,image=image1,bg="white").place(x=0,y=0,relwidth=1,relheight=1)</text:p>
      <text:p text:style-name="P1"><text:s text:c="4"/>root.title("TOPPERS LIST")</text:p>
      <text:p text:style-name="P1"/>
      <text:p text:style-name="P1"><text:s text:c="4"/>root.geometry("1000x880")</text:p>
      <text:p text:style-name="P1"><text:s text:c="4"/>b2=Button(root,text="Back",bg='white',font="Helvetica 12 bold", command=lambda : stop(root)).place(x=900,y=620)</text:p>
      <text:p text:style-name="P1"/>
      <text:p text:style-name="P1"><text:s text:c="4"/>rows=retrieveDist()</text:p>
      <text:p text:style-name="P1"><text:s text:c="4"/>ll=Label(root,text="NAME",bg="#FFFFFF",fg="#FF6600",font="Verdana 15 bold ").grid(row=0,column=0,sticky='E',pady=5,ipadx=5,ipady=5)</text:p>
      <text:p text:style-name="P1"><text:s text:c="4"/>ll1=Label(root,text="PRN",bg="#FFFFFF",fg="#FF6600",font="Verdana 15 bold ").grid(row=0,column=1,sticky='E',pady=5,ipadx=5,ipady=5)</text:p>
      <text:p text:style-name="P1"><text:s text:c="4"/>ll2=Label(root,text="BRANCH",bg="#FFFFFF",fg="#FF6600",font="Verdana 15 bold ").grid(row=0,column=2,sticky='E',pady=5,ipadx=5,ipady=5)</text:p>
      <text:p text:style-name="P1"><text:s text:c="4"/>ll3=Label(root,text="GPA",bg="#FFFFFF",fg="#FF6600",font="Verdana 15 bold ").grid(row=0,column=3,sticky='E',pady=5,ipadx=5,ipady=5)</text:p>
      <text:p text:style-name="P1"><text:s text:c="4"/>ll4=Label(root,text="ATTENDANCE",bg="#FFFFFF",fg="#FF6600",font="Verdana 15 bold ").grid(row=0,column=4,sticky='E',pady=5,ipadx=5,ipady=5)</text:p>
      <text:p text:style-name="P1"><text:s text:c="4"/>x=1</text:p>
      <text:p text:style-name="P1"><text:s text:c="4"/>for row in topper_list:</text:p>
      <text:p text:style-name="P1"><text:s text:c="8"/>l1=Label(root,text=row[0],bg="#FFFFFF",font="Verdana 15 bold").grid(row=x,column=0,sticky='E',pady=5,ipadx=5,ipady=5)</text:p>
      <text:p text:style-name="P1"><text:s text:c="8"/>l2=Label(root,text=row[1],bg="#FFFFFF",font="Verdana 15 bold").grid(row=x,column=1,sticky='E',pady=5,ipadx=5,ipady=5)</text:p>
      <text:p text:style-name="P1"><text:s text:c="8"/>l3=Label(root,text=row[2],bg="#FFFFFF",font="Verdana 15 bold").grid(row=x,column=2,sticky='E',pady=5,ipadx=5,ipady=5)</text:p>
      <text:p text:style-name="P1"><text:s text:c="8"/>l4=Label(root,text=row[3],bg="#FFFFFF",font="Verdana 15 bold").grid(row=x,column=3,sticky='E',pady=5,ipadx=5,ipady=5)</text:p>
      <text:p text:style-name="P1"><text:soft-page-break/><text:s text:c="8"/>l5=Label(root,text=row[4],bg="#FFFFFF",font="Verdana 15 bold").grid(row=x,column=4,sticky='E',pady=5,ipadx=5,ipady=5)</text:p>
      <text:p text:style-name="P1"><text:s text:c="8"/>x=x+1</text:p>
      <text:p text:style-name="P1"/>
      <text:p text:style-name="P1"><text:s text:c="4"/>root.mainloop()</text:p>
      <text:p text:style-name="P1"/>
      <text:p text:style-name="P1">def grid2():</text:p>
      <text:p text:style-name="P1"><text:s text:c="4"/>global cng_list</text:p>
      <text:p text:style-name="P1"><text:s text:c="4"/>root=Toplevel()</text:p>
      <text:p text:style-name="P1"><text:s text:c="4"/>image1=PhotoImage(file="/home/shubhamlondhe/Documents/img4.gif")</text:p>
      <text:p text:style-name="P1"><text:s text:c="4"/>panel=Label(root,image=image1,bg="white").place(x=0,y=0,relwidth=1,relheight=1)</text:p>
      <text:p text:style-name="P1"><text:s text:c="4"/>root.geometry("1000x880")</text:p>
      <text:p text:style-name="P1"><text:s text:c="4"/>root.title("CNG LIST")</text:p>
      <text:p text:style-name="P1"><text:s text:c="4"/>b2=Button(root,text="Back",bg='white',font="Helvetica 12 bold", command=lambda : stop(root)).place(x=900,y=620)</text:p>
      <text:p text:style-name="P1"><text:s text:c="4"/>rows=retrieveCNG()</text:p>
      <text:p text:style-name="P1"><text:s text:c="4"/>ll=Label(root,text="NAME",bg="#FFFFFF",fg="#FF6600",font="Verdana 15 bold ").grid(row=0,column=0,sticky='E',pady=5,ipadx=5,ipady=5)</text:p>
      <text:p text:style-name="P1"><text:s text:c="4"/>ll1=Label(root,text="PRN",bg="#FFFFFF",fg="#FF6600",font="Verdana 15 bold ").grid(row=0,column=1,sticky='E',pady=5,ipadx=5,ipady=5)</text:p>
      <text:p text:style-name="P1"><text:s text:c="4"/>ll2=Label(root,text="BRANCH",bg="#FFFFFF",fg="#FF6600",font="Verdana 15 bold ").grid(row=0,column=2,sticky='E',pady=5,ipadx=5,ipady=5)</text:p>
      <text:p text:style-name="P1"><text:s text:c="4"/>ll3=Label(root,text="GPA",bg="#FFFFFF",fg="#FF6600",font="Verdana 15 bold ").grid(row=0,column=3,sticky='E',pady=5,ipadx=5,ipady=5)</text:p>
      <text:p text:style-name="P1"><text:s text:c="4"/>ll4=Label(root,text="ATTENDANCE",bg="#FFFFFF",fg="#FF6600",font="Verdana 15 bold ").grid(row=0,column=4,sticky='E',pady=5,ipadx=5,ipady=5)</text:p>
      <text:p text:style-name="P1"><text:s text:c="4"/>x=1</text:p>
      <text:p text:style-name="P1"><text:s text:c="4"/>for row in cng_list:</text:p>
      <text:p text:style-name="P1"><text:s text:c="8"/>l1=Label(root,text=row[0],bg="#FFFFFF",font="Verdana 15 bold ").grid(row=x,column=0,sticky='E',pady=5,ipadx=5,ipady=5)</text:p>
      <text:p text:style-name="P1"><text:s text:c="8"/>l2=Label(root,text=row[1],bg="#FFFFFF",font="Verdana 15 bold ").grid(row=x,column=1,sticky='E',pady=5,ipadx=5,ipady=5)</text:p>
      <text:p text:style-name="P1"><text:s text:c="8"/>l3=Label(root,text=row[2],bg="#FFFFFF",font="Verdana 15 bold ").grid(row=x,column=2,sticky='E',pady=5,ipadx=5,ipady=5)</text:p>
      <text:p text:style-name="P1"><text:s text:c="8"/>l4=Label(root,text=row[3],bg="#FFFFFF",font="Verdana 15 bold ").grid(row=x,column=3,sticky='E',pady=5,ipadx=5,ipady=5)</text:p>
      <text:p text:style-name="P1"><text:s text:c="8"/>l5=Label(root,text=row[4],bg="#FFFFFF",font="Verdana 15 bold ").grid(row=x,column=4,sticky='E',pady=5,ipadx=5,ipady=5)</text:p>
      <text:p text:style-name="P1"><text:s text:c="8"/>x=x+1</text:p>
      <text:p text:style-name="P1"/>
      <text:p text:style-name="P1"/>
      <text:p text:style-name="P1"><text:s text:c="4"/>root.mainloop()</text:p>
      <text:p text:style-name="P1"/>
      <text:p text:style-name="P1"/>
      <text:p text:style-name="P1">def grid3():</text:p>
      <text:p text:style-name="P1"><text:s text:c="4"/>global student_list</text:p>
      <text:p text:style-name="P1"><text:s text:c="4"/>root=Toplevel()</text:p>
      <text:p text:style-name="P1"><text:s text:c="4"/>image1=PhotoImage(file="/home/shubhamlondhe/Documents/img5.gif")</text:p>
      <text:p text:style-name="P1"><text:s text:c="4"/>panel=Label(root,image=image1,bg="white").place(x=0,y=0,relwidth=1,relheight=1)</text:p>
      <text:p text:style-name="P1"><text:s text:c="4"/>root.geometry("1000x1180")</text:p>
      <text:p text:style-name="P1"><text:s text:c="4"/>root.title("STUDENT DATABASE")</text:p>
      <text:p text:style-name="P1"><text:s text:c="4"/>b2=Button(root,text="Back",bg='white',font="Helvetica 12 bold", command=lambda : <text:soft-page-break/>stop(root)).place(x=900,y=620)</text:p>
      <text:p text:style-name="P1"><text:s text:c="4"/>rows=retrieveSDB()</text:p>
      <text:p text:style-name="P1"><text:s text:c="4"/>ll=Label(root,text="NAME",bg="#FFFFFF",fg="#FF6600",font="Verdana 15 bold ").grid(row=0,column=0,sticky='E',pady=5,ipadx=5,ipady=5)</text:p>
      <text:p text:style-name="P1"><text:s text:c="4"/>ll1=Label(root,text="PRN",bg="#FFFFFF",fg="#FF6600",font="Verdana 15 bold ").grid(row=0,column=1,sticky='E',pady=5,ipadx=5,ipady=5)</text:p>
      <text:p text:style-name="P1"><text:s text:c="4"/>ll2=Label(root,text="BRANCH",bg="#FFFFFF",fg="#FF6600",font="Verdana 15 bold ").grid(row=0,column=2,sticky='E',pady=5,ipadx=5,ipady=5)</text:p>
      <text:p text:style-name="P1"><text:s text:c="4"/>ll3=Label(root,text="GPA",bg="#FFFFFF",fg="#FF6600",font="Verdana 15 bold ").grid(row=0,column=3,sticky='E',pady=5,ipadx=5,ipady=5)</text:p>
      <text:p text:style-name="P1"><text:s text:c="4"/>ll4=Label(root,text="ATTENDANCE",bg="#FFFFFF",fg="#FF6600",font="Verdana 15 bold ").grid(row=0,column=4,sticky='E',pady=5,ipadx=5,ipady=5)</text:p>
      <text:p text:style-name="P1"/>
      <text:p text:style-name="P1"><text:s text:c="4"/>x=1</text:p>
      <text:p text:style-name="P1"><text:s text:c="4"/>for row in student_list:</text:p>
      <text:p text:style-name="P1"><text:s text:c="8"/>l1=Label(root,text=row[0],bg="#FFFFFF",font="Verdana 15 bold ").grid(row=x,column=0,sticky='E',pady=5,ipadx=5,ipady=5)</text:p>
      <text:p text:style-name="P1"><text:s text:c="8"/>l2=Label(root,text=row[1],bg="#FFFFFF",font="Verdana 15 bold ").grid(row=x,column=1,sticky='E',pady=5,ipadx=5,ipady=5)</text:p>
      <text:p text:style-name="P1"><text:s text:c="8"/>l3=Label(root,text=row[2],bg="#FFFFFF",font="Verdana 15 bold ").grid(row=x,column=2,sticky='E',pady=5,ipadx=5,ipady=5)</text:p>
      <text:p text:style-name="P1"><text:s text:c="8"/>l4=Label(root,text=row[3],bg="#FFFFFF",font="Verdana 15 bold ").grid(row=x,column=3,sticky='E',pady=5,ipadx=5,ipady=5)</text:p>
      <text:p text:style-name="P1"><text:s text:c="8"/>l5=Label(root,text=row[4],bg="#FFFFFF",font="Verdana 15 bold ").grid(row=x,column=4,sticky='E',pady=5,ipadx=5,ipady=5)</text:p>
      <text:p text:style-name="P1"><text:s text:c="8"/>x=x+1</text:p>
      <text:p text:style-name="P1"/>
      <text:p text:style-name="P1"><text:s text:c="4"/>root.mainloop()</text:p>
      <text:p text:style-name="P1"/>
      <text:p text:style-name="P1">def grid4():</text:p>
      <text:p text:style-name="P1"><text:s text:c="4"/>global student_1</text:p>
      <text:p text:style-name="P1"><text:s text:c="4"/>root=Toplevel()</text:p>
      <text:p text:style-name="P1"><text:s text:c="4"/>image1=PhotoImage(file="/home/shubhamlondhe/Documents/img6.gif")</text:p>
      <text:p text:style-name="P1"><text:s text:c="4"/>panel=Label(root,image=image1,bg="white").place(x=0,y=0,relwidth=1,relheight=1)</text:p>
      <text:p text:style-name="P1"><text:s text:c="4"/>root.geometry("900x400")</text:p>
      <text:p text:style-name="P1"><text:s text:c="4"/>root.title("STUDENT SEARCH PORTAL")</text:p>
      <text:p text:style-name="P1"><text:s text:c="4"/>b2=Button(root,text="Back",bg='white',font="Helvetica 12 bold", command=lambda : stop(root)).place(x=900,y=620)</text:p>
      <text:p text:style-name="P1"><text:s text:c="4"/>prn = Label(root,text = "Enter PRN to be searched <text:s/>",bg='white',font="Helvetica 12").place(x=40,y=80)</text:p>
      <text:p text:style-name="P1"><text:s text:c="4"/>prn1 = Entry(root)</text:p>
      <text:p text:style-name="P1"><text:s text:c="4"/>prn1.place(x=240,y=80)</text:p>
      <text:p text:style-name="P1"><text:s text:c="4"/>search1 = Button(root,text="SEARCH",bg='white',font="Helvetica 12 bold", command = lambda: searchStud2(prn1.get()))</text:p>
      <text:p text:style-name="P1"><text:s text:c="4"/>search1.place(x=120,y=120)</text:p>
      <text:p text:style-name="P1"><text:s text:c="4"/>root.mainloop()</text:p>
      <text:p text:style-name="P1"/>
      <text:p text:style-name="P1">def searchStud2(prn1):</text:p>
      <text:p text:style-name="P1"><text:s text:c="4"/>global student_1</text:p>
      <text:p text:style-name="P1"><text:s text:c="4"/>root=Toplevel()</text:p>
      <text:p text:style-name="P1"><text:s text:c="4"/>image1=PhotoImage(file="/home/shubhamlondhe/Documents/img7.gif")</text:p>
      <text:p text:style-name="P1"><text:s text:c="4"/>panel=Label(root,image=image1,bg="white").place(x=0,y=0,relwidth=1,relheight=1)</text:p>
      <text:p text:style-name="P1"><text:soft-page-break/><text:s text:c="4"/>root.geometry("800x600")</text:p>
      <text:p text:style-name="P1"><text:s text:c="4"/>root.title("STUDENT SEARCH RESULT")</text:p>
      <text:p text:style-name="P1"><text:s text:c="4"/>b2=Button(root,text="Back",bg='white',font="Helvetica 12 bold", command=lambda : stop(root)).place(x=900,y=620)</text:p>
      <text:p text:style-name="P1"><text:s text:c="4"/>rows=searchStud(prn1)</text:p>
      <text:p text:style-name="P1"><text:s text:c="4"/>ll=Label(root,text="NAME",bg="#FFFFFF",fg="#FF6600",font="Verdana 15 bold ").grid(row=0,column=0,sticky='E',pady=5,ipadx=5,ipady=5)</text:p>
      <text:p text:style-name="P1"><text:s text:c="4"/>ll1=Label(root,text="PRN",bg="#FFFFFF",fg="#FF6600",font="Verdana 15 bold ").grid(row=0,column=1,sticky='E',pady=5,ipadx=5,ipady=5)</text:p>
      <text:p text:style-name="P1"><text:s text:c="4"/>ll2=Label(root,text="BRANCH",bg="#FFFFFF",fg="#FF6600",font="Verdana 15 bold ").grid(row=0,column=2,sticky='E',pady=5,ipadx=5,ipady=5)</text:p>
      <text:p text:style-name="P1"><text:s text:c="4"/>ll3=Label(root,text="GPA",bg="#FFFFFF",fg="#FF6600",font="Verdana 15 bold ").grid(row=0,column=3,sticky='E',pady=5,ipadx=5,ipady=5)</text:p>
      <text:p text:style-name="P1"><text:s text:c="4"/>ll4=Label(root,text="ATTENDANCE",bg="#FFFFFF",fg="#FF6600",font="Verdana 15 bold ").grid(row=0,column=4,sticky='E',pady=5,ipadx=5,ipady=5)</text:p>
      <text:p text:style-name="P1"/>
      <text:p text:style-name="P1"><text:s text:c="4"/>x=1</text:p>
      <text:p text:style-name="P1"><text:s text:c="4"/>for row in student_1:</text:p>
      <text:p text:style-name="P1"><text:s text:c="8"/>l1=Label(root,text=row[0],bg="#FFFFFF",font="Verdana 15 bold ").grid(row=x,column=0,sticky='E',pady=5,ipadx=5,ipady=5)</text:p>
      <text:p text:style-name="P1"><text:s text:c="8"/>l2=Label(root,text=row[1],bg="#FFFFFF",font="Verdana 15 bold ").grid(row=x,column=1,sticky='E',pady=5,ipadx=5,ipady=5)</text:p>
      <text:p text:style-name="P1"><text:s text:c="8"/>l3=Label(root,text=row[2],bg="#FFFFFF",font="Verdana 15 bold ").grid(row=x,column=2,sticky='E',pady=5,ipadx=5,ipady=5)</text:p>
      <text:p text:style-name="P1"><text:s text:c="8"/>l4=Label(root,text=row[3],bg="#FFFFFF",font="Verdana 15 bold ").grid(row=x,column=3,sticky='E',pady=5,ipadx=5,ipady=5)</text:p>
      <text:p text:style-name="P1"><text:s text:c="8"/>l5=Label(root,text=row[4],bg="#FFFFFF",font="Verdana 15 bold ").grid(row=x,column=4,sticky='E',pady=5,ipadx=5,ipady=5)</text:p>
      <text:p text:style-name="P1"><text:s text:c="8"/>x=x+1</text:p>
      <text:p text:style-name="P1"/>
      <text:p text:style-name="P1"/>
      <text:p text:style-name="P1"><text:s text:c="4"/>root.mainloop()</text:p>
      <text:p text:style-name="P1"/>
      <text:p text:style-name="P1"/>
      <text:p text:style-name="P1">def stop(root):</text:p>
      <text:p text:style-name="P1"><text:s text:c="4"/>root.destroy()</text:p>
      <text:p text:style-name="P1"/>
      <text:p text:style-name="P1"/>
      <text:p text:style-name="P1">insertB = Button(root,text ="INSERT DETAILS",bg='white',fg="black",font="Helvetica 12 bold",command = getData).place(x=10,y=500)</text:p>
      <text:p text:style-name="P1">retrieveB1 = Button(root,text ="CNG LIST",bg='white',fg="black",font="Helvetica 12 bold",command = grid2).place(x=180,y=500)</text:p>
      <text:p text:style-name="P1">retrieveB2 = Button(root,text ="TOPPERS LIST",bg='white',fg="black",font="Helvetica 12 bold",command = grid1).place(x=290,y=500)</text:p>
      <text:p text:style-name="P1">retrieveB3 = Button(root,text ="SHOW DATABASE",bg='white',fg="black",font="Helvetica 12 bold",command = grid3).place(x=440,y=500)</text:p>
      <text:p text:style-name="P1">searchB4 = Button(root,text ="SEARCH STUDENT",bg='white',fg="black",font="Helvetica 12 bold",command = grid4).place(x=620,y=500)</text:p>
      <text:p text:style-name="P1">root.mainloop(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2T10:44:29.546692413</meta:creation-date>
    <dc:date>2016-05-02T10:45:17.857660842</dc:date>
    <meta:editing-duration>PT48S</meta:editing-duration>
    <meta:editing-cycles>1</meta:editing-cycles>
    <meta:document-statistic meta:table-count="0" meta:image-count="0" meta:object-count="0" meta:page-count="7" meta:paragraph-count="250" meta:word-count="754" meta:character-count="13510" meta:non-whitespace-character-count="11901"/>
    <meta:generator>LibreOffice/5.0.2.2$Linux_X86_64 LibreOffice_project/00m0$Build-2</meta:generator>
  </office:meta>
</office:document-meta>
</file>